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5F2C08AEF4FB256741.png" manifest:media-type="image/png"/>
  <manifest:file-entry manifest:full-path="Pictures/1000020100000320000001F5F30B3E6D7DA33712.png" manifest:media-type="image/png"/>
  <manifest:file-entry manifest:full-path="Pictures/10000201000004B0000001E18946FD7F5F393F74.png" manifest:media-type="image/png"/>
  <manifest:file-entry manifest:full-path="Pictures/1000000000000780000004382334CD5008941812.png" manifest:media-type="image/png"/>
  <manifest:file-entry manifest:full-path="Pictures/10000201000000D50000017D6B82FEABC5C35B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d200" draw:textarea-horizontal-align="justify" draw:textarea-vertical-align="middle" draw:auto-grow-height="false" fo:min-height="6.265cm" fo:min-width="17.3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36cm, 29.062cm, 16.886cm, 9.87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172cm, 29.429cm, 6.917cm, 17.34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615cm" fo:min-width="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96cm, 8.061cm, 5.485cm, 11.543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7cm, 0.446cm, 0.138cm, 17.15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28.918cm, 21.788cm, 15.4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26cm, 24.69cm, 6.865cm, 21.87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03cm, 2.166cm, 2.115cm, 6.062cm)" draw:image-opacity="100%" style:mirror="horizontal"/>
    </style:style>
    <style:style style:name="gr1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fill-color="#ed1c24" draw:textarea-horizontal-align="justify" draw:textarea-vertical-align="middle" draw:auto-grow-height="false" fo:min-height="1.609cm" fo:min-width="0.516cm"/>
    </style:style>
    <style:style style:name="gr13" style:family="graphic" style:parent-style-name="objectwithoutfill">
      <style:graphic-properties svg:stroke-width="0.081cm" svg:stroke-color="#94070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5cm, 0cm, 8.808cm, 16.88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97cm, 28.42cm, 13.782cm, 17.652cm)" draw:image-opacity="100%" style:mirror="horizontal"/>
    </style:style>
    <style:style style:name="gr18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1.782cm" fo:min-width="0.516cm"/>
    </style:style>
    <style:style style:name="gr21" style:family="graphic" style:parent-style-name="standard">
      <style:graphic-properties draw:fill-color="#89c765" draw:textarea-horizontal-align="justify" draw:textarea-vertical-align="middle" draw:auto-grow-height="false" fo:min-height="0.385cm" fo:min-width="0.008cm"/>
    </style:style>
    <style:style style:name="gr22" style:family="graphic" style:parent-style-name="objectwithoutfill">
      <style:graphic-properties svg:stroke-width="0.106cm" svg:stroke-color="#89c7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106cm" svg:stroke-color="#b2b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6cm" svg:stroke-color="#72bf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c383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a323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00a65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textarea-horizontal-align="justify" draw:textarea-vertical-align="middle" draw:auto-grow-height="false" fo:min-height="0.131cm" fo:min-width="1.024cm"/>
    </style:style>
    <style:style style:name="gr37" style:family="graphic" style:parent-style-name="standard">
      <style:graphic-properties draw:textarea-horizontal-align="justify" draw:textarea-vertical-align="middle" draw:auto-grow-height="false" fo:min-height="1.147cm" fo:min-width="0.008cm"/>
    </style:style>
    <style:style style:name="gr38" style:family="graphic" style:parent-style-name="objectwithoutfill">
      <style:graphic-properties svg:stroke-width="0.106cm" svg:stroke-color="#72bf4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textarea-horizontal-align="justify" draw:textarea-vertical-align="middle" draw:auto-grow-height="false" fo:min-height="0.131cm" fo:min-width="1.278c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objectwithoutfill">
      <style:graphic-properties svg:stroke-color="#72bf44" draw:fill="none" draw:textarea-vertical-align="middle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2.712cm" fo:min-width="2.872cm"/>
    </style:style>
    <style:style style:name="gr44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45" style:family="graphic" style:parent-style-name="objectwithoutfill">
      <style:graphic-properties svg:stroke-width="0.106cm" svg:stroke-color="#fff2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e3d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8cm" svg:height="6.515cm" svg:x="6.51cm" svg:y="5.15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1.227cm" svg:height="4.318cm" draw:transform="rotate (-3.14159265358979) translate (26.959cm 19.034cm)">
          <draw:image xlink:href="Pictures/1000000000000780000004382334CD5008941812.png" xlink:type="simple" xlink:show="embed" xlink:actuate="onLoad">
            <text:p/>
          </draw:image>
          <draw:glue-point draw:id="4" svg:x="-4.15cm" svg:y="-4.152cm"/>
          <draw:glue-point draw:id="5" svg:x="-3.596cm" svg:y="-4.152cm"/>
          <draw:glue-point draw:id="6" svg:x="-3.031cm" svg:y="-4.437cm"/>
          <draw:glue-point draw:id="7" svg:x="-2.459cm" svg:y="-4.446cm"/>
          <draw:glue-point draw:id="8" svg:x="-1.905cm" svg:y="-4.446cm"/>
          <draw:glue-point draw:id="9" svg:x="-1.334cm" svg:y="-4.451cm"/>
          <draw:glue-point draw:id="10" svg:x="-0.768cm" svg:y="-4.152cm"/>
          <draw:glue-point draw:id="11" svg:x="-0.186cm" svg:y="-4.446cm"/>
          <draw:glue-point draw:id="12" svg:x="0.366cm" svg:y="-4.446cm"/>
          <draw:glue-point draw:id="13" svg:x="0.928cm" svg:y="-4.462cm"/>
          <draw:glue-point draw:id="14" svg:x="1.606cm" svg:y="-4.462cm"/>
          <draw:glue-point draw:id="15" svg:x="2.059cm" svg:y="-4.124cm"/>
          <draw:glue-point draw:id="16" svg:x="2.624cm" svg:y="-4.446cm"/>
          <draw:glue-point draw:id="17" svg:x="3.303cm" svg:y="-4.409cm"/>
          <draw:glue-point draw:id="18" svg:x="3.756cm" svg:y="-4.465cm"/>
          <draw:glue-point draw:id="19" svg:x="-4.162cm" svg:y="4.421cm"/>
          <draw:glue-point draw:id="20" svg:x="-3.593cm" svg:y="4.082cm"/>
          <draw:glue-point draw:id="21" svg:x="-3.031cm" svg:y="4.381cm"/>
          <draw:glue-point draw:id="22" svg:x="-2.465cm" svg:y="4.395cm"/>
          <draw:glue-point draw:id="23" svg:x="-1.907cm" svg:y="4.377cm"/>
          <draw:glue-point draw:id="24" svg:x="-1.334cm" svg:y="4.381cm"/>
          <draw:glue-point draw:id="25" svg:x="-0.768cm" svg:y="4.377cm"/>
          <draw:glue-point draw:id="26" svg:x="-0.203cm" svg:y="4.381cm"/>
          <draw:glue-point draw:id="27" svg:x="0.475cm" svg:y="4.307cm"/>
          <draw:glue-point draw:id="28" svg:x="0.928cm" svg:y="4.381cm"/>
          <draw:glue-point draw:id="29" svg:x="1.606cm" svg:y="4.381cm"/>
          <draw:glue-point draw:id="30" svg:x="2.172cm" svg:y="4.381cm"/>
          <draw:glue-point draw:id="31" svg:x="2.624cm" svg:y="4.381cm"/>
          <draw:glue-point draw:id="32" svg:x="3.303cm" svg:y="4.381cm"/>
          <draw:glue-point draw:id="33" svg:x="3.869cm" svg:y="4.381cm"/>
        </draw:frame>
        <draw:frame draw:style-name="gr3" draw:text-style-name="P2" xml:id="id4" draw:id="id4" draw:layer="layout" svg:width="3.708cm" svg:height="5.08cm" draw:transform="rotate (-1.5707963267949) translate (10.398cm 13.954cm)">
          <draw:image xlink:href="Pictures/1000000000000780000004382334CD5008941812.png" xlink:type="simple" xlink:show="embed" xlink:actuate="onLoad">
            <text:p/>
          </draw:image>
          <draw:glue-point draw:id="4" svg:x="4.496cm" svg:y="-4.355cm"/>
          <draw:glue-point draw:id="5" svg:x="3.228cm" svg:y="-4.652cm"/>
          <draw:glue-point draw:id="6" svg:x="1.996cm" svg:y="-4.285cm"/>
          <draw:glue-point draw:id="7" svg:x="0.712cm" svg:y="-4.306cm"/>
          <draw:glue-point draw:id="8" svg:x="-4.496cm" svg:y="-4.352cm"/>
        </draw:frame>
        <draw:frame draw:style-name="gr4" draw:text-style-name="P2" xml:id="id1" draw:id="id1" draw:layer="layout" svg:width="2.794cm" svg:height="5.08cm" svg:x="7.604cm" svg:y="5.699cm">
          <draw:image xlink:href="Pictures/10000201000000D50000017D6B82FEABC5C35BDA.png" xlink:type="simple" xlink:show="embed" xlink:actuate="onLoad">
            <text:p/>
          </draw:image>
          <draw:glue-point draw:id="4" svg:x="-3.171cm" svg:y="4.196cm"/>
          <draw:glue-point draw:id="5" svg:x="-1.363cm" svg:y="4.175cm"/>
          <draw:glue-point draw:id="6" svg:x="0.909cm" svg:y="4.194cm"/>
          <draw:glue-point draw:id="7" svg:x="3.099cm" svg:y="4.196cm"/>
        </draw:frame>
        <draw:custom-shape draw:style-name="gr5" draw:text-style-name="P3" xml:id="id19" draw:id="id19" draw:layer="layout" svg:width="3.81cm" svg:height="3.175cm" svg:x="22.59cm" svg:y="0.619cm">
          <draw:glue-point draw:id="4" svg:x="-5cm" svg:y="-1.798cm"/>
          <draw:glue-point draw:id="5" svg:x="-5cm" svg:y="1.401cm"/>
          <text:p text:style-name="P3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xml:id="id2" draw:id="id2" draw:layer="layout" svg:width="4.258cm" svg:height="1.522cm" svg:x="1.06cm" svg:y="3.921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frame draw:style-name="gr7" draw:text-style-name="P2" xml:id="id15" draw:id="id15" draw:layer="layout" svg:width="4.271cm" svg:height="4.369cm" draw:transform="rotate (-1.5707963267949) translate (30.007cm 4.095cm)">
          <draw:image xlink:href="Pictures/1000020100000320000001F5F30B3E6D7DA33712.png" xlink:type="simple" xlink:show="embed" xlink:actuate="onLoad">
            <text:p/>
          </draw:image>
          <draw:glue-point draw:id="4" svg:x="4.641cm" svg:y="-0.533cm"/>
          <draw:glue-point draw:id="5" svg:x="4.641cm" svg:y="0.351cm"/>
        </draw:frame>
        <draw:frame draw:style-name="gr8" draw:text-style-name="P2" xml:id="id5" draw:id="id5" draw:layer="layout" svg:width="3.301cm" svg:height="2.158cm" svg:x="2.016cm" svg:y="18.019cm">
          <draw:image xlink:href="Pictures/1000000000000780000004382334CD5008941812.png" xlink:type="simple" xlink:show="embed" xlink:actuate="onLoad">
            <text:p/>
          </draw:image>
          <draw:glue-point draw:id="4" svg:x="-3.435cm" svg:y="4.416cm"/>
          <draw:glue-point draw:id="5" svg:x="-1.92cm" svg:y="4.453cm"/>
          <draw:glue-point draw:id="6" svg:x="-0.021cm" svg:y="4.416cm"/>
        </draw:frame>
        <draw:frame draw:style-name="gr9" draw:text-style-name="P2" xml:id="id17" draw:id="id17" draw:layer="layout" svg:width="2.158cm" svg:height="1.777cm" draw:transform="rotate (-3.14159265358979) translate (18.907cm 2.651cm)">
          <draw:image xlink:href="Pictures/1000000000000780000004382334CD5008941812.png" xlink:type="simple" xlink:show="embed" xlink:actuate="onLoad">
            <text:p/>
          </draw:image>
          <draw:glue-point draw:id="4" svg:x="3.873cm" svg:y="-4.991cm"/>
          <draw:glue-point draw:id="5" svg:x="3.253cm" svg:y="4.997cm"/>
        </draw:frame>
        <draw:frame draw:style-name="gr10" draw:text-style-name="P2" xml:id="id16" draw:id="id16" draw:layer="layout" svg:width="2.153cm" svg:height="1.954cm" draw:transform="skewX (-0.000523598775598279) rotate (0.858003860280412) translate (7.858cm 9.741cm)">
          <draw:image xlink:href="Pictures/10000201000001BB0000015F2C08AEF4FB256741.png" xlink:type="simple" xlink:show="embed" xlink:actuate="onLoad">
            <text:p/>
          </draw:image>
          <draw:glue-point draw:id="4" svg:x="0.339cm" svg:y="2.539cm"/>
        </draw:frame>
        <draw:connector draw:style-name="gr11" draw:text-style-name="P2" draw:layer="layout" draw:type="curve" draw:line-skew="-3.915cm" svg:x1="9.866cm" svg:y1="10.37cm" svg:x2="4.633cm" svg:y2="5.367cm" draw:start-shape="id1" draw:start-glue-point="7" draw:end-shape="id2" draw:end-glue-point="4" svg:d="M9866 10370c0-4509-5233-2008-5233-5003" svg:viewBox="0 0 5234 5004">
          <text:p/>
        </draw:connector>
        <draw:custom-shape draw:style-name="gr12" draw:text-style-name="P4" xml:id="id12" draw:id="id12" draw:layer="layout" svg:width="1.016cm" svg:height="1.859cm" svg:x="14.462cm" svg:y="9.174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25.053cm" svg:y1="14.972cm" svg:x2="10.141cm" svg:y2="14.194cm" draw:start-shape="id3" draw:start-glue-point="17" draw:end-shape="id4" draw:end-glue-point="4" svg:d="M25053 14972c0-2277-14912-1888-14912-778" svg:viewBox="0 0 14913 1664">
          <text:p/>
        </draw:connector>
        <draw:connector draw:style-name="gr14" draw:text-style-name="P2" draw:layer="layout" draw:type="curve" draw:line-skew="0.518cm" svg:x1="2.533cm" svg:y1="20.05cm" svg:x2="19.848cm" svg:y2="18.766cm" draw:start-shape="id5" draw:start-glue-point="4" draw:end-shape="id3" draw:end-glue-point="24" svg:d="M2533 20050c0 1717 17315 2359 17315-1284" svg:viewBox="0 0 17316 2660">
          <text:p/>
        </draw:connector>
        <draw:connector draw:style-name="gr15" draw:text-style-name="P2" draw:layer="layout" draw:type="curve" svg:x1="14.462cm" svg:y1="6.207cm" svg:x2="4.882cm" svg:y2="5.367cm" draw:start-shape="id6" draw:end-shape="id2" draw:end-glue-point="5" svg:d="M14462 6207c-6387 0-9580-280-9580-840" svg:viewBox="0 0 9581 841">
          <text:p/>
        </draw:connector>
        <draw:frame draw:style-name="gr16" draw:text-style-name="P2" xml:id="id14" draw:id="id14" draw:layer="layout" svg:width="5.08cm" svg:height="5.08cm" draw:transform="rotate (-3.14159265358979) translate (22.336cm 11.033cm)">
          <draw:image xlink:href="Pictures/1000020100000320000001F5F30B3E6D7DA33712.png" xlink:type="simple" xlink:show="embed" xlink:actuate="onLoad">
            <text:p/>
          </draw:image>
          <draw:glue-point draw:id="4" svg:x="4.498cm" svg:y="4.003cm"/>
          <draw:glue-point draw:id="5" svg:x="4.507cm" svg:y="2.751cm"/>
          <draw:glue-point draw:id="6" svg:x="4.521cm" svg:y="1.751cm"/>
          <draw:glue-point draw:id="7" svg:x="4.511cm" svg:y="-1.748cm"/>
          <draw:glue-point draw:id="8" svg:x="4.498cm" svg:y="-2.74cm"/>
          <draw:glue-point draw:id="9" svg:x="4.248cm" svg:y="-4.017cm"/>
          <draw:glue-point draw:id="10" svg:x="-4.25cm" svg:y="-2.72cm"/>
        </draw:frame>
        <draw:frame draw:style-name="gr17" draw:text-style-name="P2" xml:id="id11" draw:id="id11" draw:layer="layout" svg:width="4.191cm" svg:height="1.27cm" draw:transform="rotate (1.5707963267949) translate (15.224cm 10.525cm)">
          <draw:image xlink:href="Pictures/1000000000000780000004382334CD5008941812.png" xlink:type="simple" xlink:show="embed" xlink:actuate="onLoad">
            <text:p/>
          </draw:image>
          <draw:glue-point draw:id="4" svg:x="2.982cm" svg:y="0.199cm"/>
          <draw:glue-point draw:id="5" svg:x="2.982cm" svg:y="-4.121cm"/>
          <draw:glue-point draw:id="6" svg:x="2.982cm" svg:y="4.353cm"/>
          <draw:glue-point draw:id="7" svg:x="2cm" svg:y="-4.43cm"/>
        </draw:frame>
        <draw:frame draw:style-name="gr4" draw:text-style-name="P2" xml:id="id8" draw:id="id8" draw:layer="layout" svg:width="2.794cm" svg:height="5.08cm" svg:x="10.525cm" svg:y="5.699cm">
          <draw:image xlink:href="Pictures/10000201000000D50000017D6B82FEABC5C35BDA.png" xlink:type="simple" xlink:show="embed" xlink:actuate="onLoad">
            <text:p/>
          </draw:image>
          <draw:glue-point draw:id="4" svg:x="-3.206cm" svg:y="4.5cm"/>
          <draw:glue-point draw:id="5" svg:x="-1.363cm" svg:y="4.494cm"/>
          <draw:glue-point draw:id="6" svg:x="1.367cm" svg:y="4.5cm"/>
          <draw:glue-point draw:id="7" svg:x="3.636cm" svg:y="4.494cm"/>
        </draw:frame>
        <draw:frame draw:style-name="gr10" draw:text-style-name="P2" xml:id="id9" draw:id="id9" draw:layer="layout" svg:width="2.153cm" svg:height="1.954cm" draw:transform="skewX (-0.000523598775598279) rotate (0.858003860280412) translate (10.779cm 9.629cm)">
          <draw:image xlink:href="Pictures/10000201000001BB0000015F2C08AEF4FB256741.png" xlink:type="simple" xlink:show="embed" xlink:actuate="onLoad">
            <text:p/>
          </draw:image>
          <draw:glue-point draw:id="4" svg:x="0.055cm" svg:y="2.388cm"/>
          <draw:glue-point draw:id="5" svg:x="-2.144cm" svg:y="2.446cm"/>
        </draw:frame>
        <draw:connector draw:style-name="gr18" draw:text-style-name="P2" draw:layer="layout" draw:type="curve" svg:x1="4.573cm" svg:y1="8.671cm" svg:x2="12.937cm" svg:y2="10.521cm" draw:start-shape="id7" draw:start-glue-point="4" draw:end-shape="id8" draw:end-glue-point="7" svg:d="M4573 8671c0 3912 8364 2987 8364 1850" svg:viewBox="0 0 8365 2836">
          <text:p/>
        </draw:connector>
        <draw:connector draw:style-name="gr19" draw:text-style-name="P2" draw:layer="layout" draw:type="curve" draw:line-skew="-3.894cm" svg:x1="14.97cm" svg:y1="7.223cm" svg:x2="12.237cm" svg:y2="10.146cm" draw:start-shape="id6" draw:end-shape="id9" draw:end-glue-point="4" svg:d="M14970 7223c0 435-2733-1026-2733 2923" svg:viewBox="0 0 2734 2924">
          <text:p/>
        </draw:connector>
        <draw:custom-shape draw:style-name="gr20" draw:text-style-name="P5" xml:id="id6" draw:id="id6" draw:layer="layout" svg:width="1.016cm" svg:height="2.032cm" svg:x="14.462cm" svg:y="5.19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xml:id="id10" draw:id="id10" draw:layer="layout" svg:width="0.508cm" svg:height="0.635cm" svg:x="16.24cm" svg:y="7.985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curve" draw:line-skew="-0.823cm" svg:x1="16.748cm" svg:y1="8.302cm" svg:x2="16.237cm" svg:y2="8.512cm" draw:start-shape="id10" draw:start-glue-point="1" draw:end-shape="id11" draw:end-glue-point="4" svg:d="M16748 8302c-483 0-228 210-511 210" svg:viewBox="0 0 512 211">
          <text:p/>
        </draw:connector>
        <draw:connector draw:style-name="gr23" draw:text-style-name="P2" draw:layer="layout" draw:type="curve" svg:x1="14.97cm" svg:y1="11.033cm" svg:x2="11.604cm" svg:y2="10.163cm" draw:start-shape="id12" draw:start-glue-point="2" draw:end-shape="id9" draw:end-glue-point="5" svg:d="M14970 11033c0 750-3366 1185-3366-870" svg:viewBox="0 0 3367 1494">
          <text:p/>
        </draw:connector>
        <draw:connector draw:style-name="gr24" draw:text-style-name="P2" draw:layer="layout" draw:type="curve" svg:x1="8.871cm" svg:y1="14.22cm" svg:x2="20.483cm" svg:y2="15.083cm" draw:start-shape="id4" draw:start-glue-point="6" draw:end-shape="id3" draw:end-glue-point="10" svg:d="M8871 14220c0-1149 11612-1580 11612 863" svg:viewBox="0 0 11613 1784">
          <text:p/>
        </draw:connector>
        <draw:connector draw:style-name="gr25" draw:text-style-name="P2" draw:layer="layout" draw:type="curve" svg:x1="8.219cm" svg:y1="14.212cm" svg:x2="21.137cm" svg:y2="14.956cm" draw:start-shape="id4" draw:start-glue-point="7" draw:end-shape="id3" draw:end-glue-point="11" svg:d="M8219 14212c0-1137 12918-1509 12918 744" svg:viewBox="0 0 12919 1648">
          <text:p/>
        </draw:connector>
        <draw:connector draw:style-name="gr26" draw:text-style-name="P2" draw:layer="layout" draw:type="curve" svg:x1="20.483cm" svg:y1="18.764cm" svg:x2="6.969cm" svg:y2="10.398cm" draw:start-shape="id3" draw:start-glue-point="25" draw:end-shape="id13" draw:end-glue-point="2" svg:d="M20483 18764c0 1156-13514 5339-13514-8366" svg:viewBox="0 0 13515 9876">
          <text:p/>
        </draw:connector>
        <draw:connector draw:style-name="gr27" draw:text-style-name="P2" draw:layer="layout" draw:type="curve" svg:x1="23.783cm" svg:y1="18.766cm" svg:x2="3.033cm" svg:y2="20.058cm" draw:start-shape="id3" draw:start-glue-point="30" draw:end-shape="id5" draw:end-glue-point="5" svg:d="M23783 18766c0 2866-20750 2220-20750 1292" svg:viewBox="0 0 20751 2080">
          <text:p/>
        </draw:connector>
        <draw:connector draw:style-name="gr28" draw:text-style-name="P2" draw:layer="layout" draw:type="curve" draw:line-skew="3.983cm" svg:x1="19.848cm" svg:y1="14.954cm" svg:x2="16.494cm" svg:y2="7.985cm" draw:start-shape="id3" draw:start-glue-point="9" draw:end-shape="id10" draw:end-glue-point="0" svg:d="M19848 14954c0-5232-3354-1748-3354-6969" svg:viewBox="0 0 3355 6970">
          <text:p/>
        </draw:connector>
        <draw:connector draw:style-name="gr29" draw:text-style-name="P2" draw:layer="layout" draw:type="curve" svg:x1="14.97cm" svg:y1="7.223cm" svg:x2="3.666cm" svg:y2="20.177cm" draw:start-shape="id6" draw:end-shape="id5" draw:end-glue-point="2" svg:d="M14970 7223c0 20181-11304 13704-11304 12954" svg:viewBox="0 0 11305 14534">
          <text:p/>
        </draw:connector>
        <draw:connector draw:style-name="gr30" draw:text-style-name="P2" draw:layer="layout" draw:type="curve" svg:x1="9.497cm" svg:y1="14.084cm" svg:x2="18.578cm" svg:y2="18.772cm" draw:start-shape="id4" draw:start-glue-point="5" draw:end-shape="id3" draw:end-glue-point="22" svg:d="M9497 14084c0-945 3568-630 3568 2410 0 3041 5513 3422 5513 2278" svg:viewBox="0 0 9082 5755">
          <text:p/>
        </draw:connector>
        <draw:connector draw:style-name="gr30" draw:text-style-name="P2" draw:layer="layout" draw:type="curve" draw:line-skew="0cm 1.278cm" svg:x1="17.308cm" svg:y1="15.083cm" svg:x2="14.462cm" svg:y2="6.207cm" draw:start-shape="id3" draw:start-glue-point="5" draw:end-shape="id6" draw:end-glue-point="3" svg:d="M17308 15083c0-6169-1035-5140-1455-5817s-226-3059-1391-3059" svg:viewBox="0 0 2847 8877">
          <text:p/>
        </draw:connector>
        <draw:connector draw:style-name="gr31" draw:text-style-name="P2" draw:layer="layout" draw:type="curve" draw:line-skew="0.774cm" svg:x1="22.085cm" svg:y1="9.89cm" svg:x2="25.053cm" svg:y2="18.766cm" draw:start-shape="id14" draw:start-glue-point="5" draw:end-shape="id3" draw:end-glue-point="32" svg:d="M22085 9890c9222 0 7686 4823 6122 7330s-3154 2699-3154 1546" svg:viewBox="0 0 7305 9556">
          <text:p/>
        </draw:connector>
        <draw:connector draw:style-name="gr32" draw:text-style-name="P2" draw:layer="layout" draw:type="curve" draw:line-skew="0cm -1.637cm" svg:x1="24.29cm" svg:y1="18.766cm" svg:x2="22.092cm" svg:y2="9.382cm" draw:start-shape="id3" draw:start-glue-point="31" draw:end-shape="id14" draw:end-glue-point="6" svg:d="M24290 18766c0 1153 766 961 1615-1673s1782-7711-3813-7711" svg:viewBox="0 0 4456 10057">
          <text:p/>
        </draw:connector>
        <draw:connector draw:style-name="gr33" draw:text-style-name="P2" draw:layer="layout" draw:type="curve" draw:line-skew="-0.197cm" svg:x1="22.087cm" svg:y1="7.606cm" svg:x2="29.849cm" svg:y2="6.003cm" draw:start-shape="id14" draw:start-glue-point="7" draw:end-shape="id15" draw:end-glue-point="4" svg:d="M22087 7606c2554 0 1703 1260 5061 1260 3359 0 3688-2863 2701-2863" svg:viewBox="0 0 8250 2864">
          <text:p/>
        </draw:connector>
        <draw:connector draw:style-name="gr34" draw:text-style-name="P2" draw:layer="layout" draw:type="curve" svg:x1="21.953cm" svg:y1="6.453cm" svg:x2="29.849cm" svg:y2="6.379cm" draw:start-shape="id14" draw:start-glue-point="9" draw:end-shape="id15" draw:end-glue-point="5" svg:d="M21953 6453c3051 0 2034 2413 5294 2413s3589-2487 2602-2487" svg:viewBox="0 0 8387 2488">
          <text:p/>
        </draw:connector>
        <draw:connector draw:style-name="gr11" draw:text-style-name="P2" draw:layer="layout" draw:type="curve" svg:x1="8.598cm" svg:y1="10.379cm" svg:x2="11.604cm" svg:y2="10.163cm" draw:start-shape="id16" draw:start-glue-point="3" draw:end-shape="id9" draw:end-glue-point="5" svg:d="M8598 10379c0 1710 3006 1818 3006-216" svg:viewBox="0 0 3007 1513">
          <text:p/>
        </draw:connector>
        <draw:connector draw:style-name="gr18" draw:text-style-name="P2" draw:layer="layout" draw:type="curve" svg:x1="14.97cm" svg:y1="11.033cm" svg:x2="18.529cm" svg:y2="2.649cm" draw:start-shape="id12" draw:start-glue-point="2" draw:end-shape="id17" draw:end-glue-point="5" svg:d="M14970 11033c0 750 3559 4942 3559-8384" svg:viewBox="0 0 3560 9599">
          <text:p/>
        </draw:connector>
        <draw:connector draw:style-name="gr11" draw:text-style-name="P2" draw:layer="layout" draw:type="curve" svg:x1="3.16cm" svg:y1="12.43cm" svg:x2="14.97cm" svg:y2="11.033cm" draw:start-shape="id18" draw:start-glue-point="6" draw:end-shape="id12" draw:end-glue-point="2" svg:d="M3160 12430c0 1132 11810 1831 11810-1397" svg:viewBox="0 0 11811 2345">
          <text:p/>
        </draw:connector>
        <draw:connector draw:style-name="gr35" draw:text-style-name="P2" draw:layer="layout" draw:type="curve" draw:line-skew="0cm 0cm 1.98cm" svg:x1="19.205cm" svg:y1="18.764cm" svg:x2="5.575cm" svg:y2="14.195cm" draw:start-shape="id3" draw:start-glue-point="23" draw:end-shape="id4" draw:end-glue-point="8" svg:d="M19205 18764c0 1156-6140 772-6140-1279 0-2050-7490-1432-7490-3290" svg:viewBox="0 0 13631 5214">
          <text:p/>
        </draw:connector>
        <draw:connector draw:style-name="gr24" draw:text-style-name="P2" draw:layer="layout" draw:type="curve" svg:x1="11.027cm" svg:y1="10.525cm" svg:x2="21.878cm" svg:y2="18.734cm" draw:start-shape="id8" draw:start-glue-point="4" draw:end-shape="id3" draw:end-glue-point="27" svg:d="M11027 10525c0 13515 10851 9410 10851 8209" svg:viewBox="0 0 10852 9740">
          <text:p/>
        </draw:connector>
        <draw:connector draw:style-name="gr30" draw:text-style-name="P2" draw:layer="layout" draw:type="curve" draw:line-skew="0cm -0.85cm" svg:x1="9.398cm" svg:y1="10.302cm" svg:x2="14.97cm" svg:y2="5.191cm" draw:start-shape="id16" draw:start-glue-point="4" draw:end-shape="id6" draw:end-glue-point="0" svg:d="M9398 10302c0 1825 2355 1218 2355-2197 0-3414 3217-3665 3217-2914" svg:viewBox="0 0 5573 6468">
          <text:p/>
        </draw:connector>
        <draw:custom-shape draw:style-name="gr36" draw:text-style-name="P3" draw:layer="layout" svg:width="1.524cm" svg:height="0.381cm" svg:x="22.463cm" svg:y="9.883cm">
          <text:p text:style-name="P3">1kR</text:p>
          <draw:enhanced-geometry svg:viewBox="0 0 21600 21600" draw:mirror-vertical="true" draw:type="rectangle" draw:enhanced-path="M 0 0 L 21600 0 21600 21600 0 21600 0 0 Z N"/>
        </draw:custom-shape>
        <draw:custom-shape draw:style-name="gr37" draw:text-style-name="P3" xml:id="id13" draw:id="id13" draw:layer="layout" svg:width="0.508cm" svg:height="1.397cm" svg:x="6.715cm" svg:y="9.001cm">
          <text:p text:style-name="P3">220 R</text:p>
          <draw:enhanced-geometry svg:viewBox="0 0 21600 21600" draw:type="rectangle" draw:enhanced-path="M 0 0 L 21600 0 21600 21600 0 21600 0 0 Z N"/>
        </draw:custom-shape>
        <draw:connector draw:style-name="gr38" draw:text-style-name="P2" draw:layer="layout" draw:type="curve" svg:x1="6.969cm" svg:y1="9.001cm" svg:x2="5.225cm" svg:y2="4.074cm" draw:start-shape="id13" draw:start-glue-point="0" draw:end-shape="id2" draw:end-glue-point="6" svg:d="M6969 9001c0-3285-581-4927-1744-4927" svg:viewBox="0 0 1745 4928">
          <text:p/>
        </draw:connector>
        <draw:connector draw:style-name="gr18" draw:text-style-name="P2" draw:layer="layout" draw:type="curve" draw:line-skew="3.681cm 1.89cm" svg:x1="22.59cm" svg:y1="1.636cm" svg:x2="18.663cm" svg:y2="0.876cm" draw:start-shape="id19" draw:start-glue-point="4" draw:end-shape="id17" draw:end-glue-point="4" svg:d="M22590 1636c2758 0 2299 313 628 644s-4555 678-4555-1404" svg:viewBox="0 0 5903 1655">
          <text:p/>
        </draw:connector>
        <draw:connector draw:style-name="gr30" draw:text-style-name="P2" draw:layer="layout" draw:type="curve" svg:x1="22.59cm" svg:y1="2.65cm" svg:x2="14.97cm" svg:y2="5.191cm" draw:start-shape="id19" draw:start-glue-point="5" draw:end-shape="id6" draw:end-glue-point="0" svg:d="M22590 2650c-5080 0-7620 847-7620 2541" svg:viewBox="0 0 7621 2542">
          <text:p/>
        </draw:connector>
        <draw:connector draw:style-name="gr30" draw:text-style-name="P2" draw:layer="layout" draw:type="curve" svg:x1="14.97cm" svg:y1="5.191cm" svg:x2="16.113cm" svg:y2="6.573cm" draw:start-shape="id6" draw:end-shape="id11" draw:end-glue-point="7" svg:d="M14970 5191c0-751 1143-1442 1143 1382" svg:viewBox="0 0 1144 2046">
          <text:p/>
        </draw:connector>
        <draw:custom-shape draw:style-name="gr39" draw:text-style-name="P3" draw:layer="layout" svg:width="1.778cm" svg:height="0.381cm" svg:x="22.59cm" svg:y="9.255cm">
          <text:p text:style-name="P3">1kR</text:p>
          <draw:enhanced-geometry svg:viewBox="0 0 21600 21600" draw:type="rectangle" draw:enhanced-path="M 0 0 L 21600 0 21600 21600 0 21600 0 0 Z N"/>
        </draw:custom-shape>
        <draw:connector draw:style-name="gr40" draw:text-style-name="P3" draw:layer="layout" draw:line-skew="0.643cm" svg:x1="8.116cm" svg:y1="10.37cm" svg:x2="11.027cm" svg:y2="10.525cm" draw:start-shape="id1" draw:start-glue-point="4" draw:end-shape="id8" draw:end-glue-point="4" svg:d="M8116 10370v1552h2911v-1397" svg:viewBox="0 0 2912 1553">
          <text:p/>
        </draw:connector>
        <draw:frame draw:style-name="gr6" draw:text-style-name="P2" xml:id="id7" draw:id="id7" draw:layer="layout" svg:width="4.258cm" svg:height="1.522cm" svg:x="1cm" svg:y="7.225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connector draw:style-name="gr41" draw:text-style-name="P2" draw:layer="layout" draw:type="curve" svg:x1="5.165cm" svg:y1="7.378cm" svg:x2="6.969cm" svg:y2="9.001cm" draw:start-shape="id7" draw:start-glue-point="6" draw:end-shape="id13" draw:end-glue-point="0" svg:d="M5165 7378c1203 0 1804 541 1804 1623" svg:viewBox="0 0 1805 1624">
          <text:p/>
        </draw:connector>
        <draw:connector draw:style-name="gr42" draw:text-style-name="P2" draw:layer="layout" draw:type="curve" svg:x1="4.822cm" svg:y1="8.671cm" svg:x2="14.97cm" svg:y2="7.223cm" draw:start-shape="id7" draw:start-glue-point="5" draw:end-shape="id6" draw:end-glue-point="2" svg:d="M4822 8671c0 864 10148 1588 10148-1448" svg:viewBox="0 0 10149 2200">
          <text:p/>
        </draw:connector>
        <draw:connector draw:style-name="gr11" draw:text-style-name="P2" draw:layer="layout" draw:type="curve" draw:line-skew="-0.783cm" svg:x1="16.237cm" svg:y1="10.253cm" svg:x2="14.97cm" svg:y2="11.033cm" draw:start-shape="id11" draw:start-glue-point="6" draw:end-shape="id12" svg:d="M16237 10253c-39 0-32 640-339 1023s-928 507-928-243" svg:viewBox="0 0 1268 1328">
          <text:p/>
        </draw:connector>
        <draw:connector draw:style-name="gr42" draw:text-style-name="P2" draw:layer="layout" draw:type="curve" svg:x1="15.478cm" svg:y1="6.207cm" svg:x2="17.637cm" svg:y2="7.112cm" draw:start-shape="id6" draw:start-glue-point="1" draw:end-shape="id14" draw:end-glue-point="10" svg:d="M15478 6207c1333 0 254 905 2159 905" svg:viewBox="0 0 2160 906">
          <text:p/>
        </draw:connector>
        <draw:custom-shape draw:style-name="gr43" draw:text-style-name="P3" draw:layer="layout" svg:width="4.191cm" svg:height="3.683cm" svg:x="4.302cm" svg:y="0.111cm">
          <text:p text:style-name="P3">Summary:</text:p>
          <text:p text:style-name="P3">Common power point needs 7 connections! 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4" draw:text-style-name="P3" xml:id="id20" draw:id="id20" draw:layer="layout" svg:width="1.397cm" svg:height="1.27cm" svg:x="24.368cm" svg:y="12.176cm">
          <draw:glue-point draw:id="4" svg:x="-3.178cm" svg:y="-3cm"/>
          <draw:glue-point draw:id="5" svg:x="-3.178cm" svg:y="0cm"/>
          <draw:glue-point draw:id="6" svg:x="-3.178cm" svg:y="3cm"/>
          <text:p text:style-name="P3">3.3V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24.623cm" svg:y1="13.192cm" svg:x2="14.97cm" svg:y2="11.033cm" draw:start-shape="id20" draw:start-glue-point="6" draw:end-shape="id12" draw:end-glue-point="2" svg:d="M24623 13192c-6436 0-9653-719-9653-2159" svg:viewBox="0 0 9654 2160">
          <text:p/>
        </draw:connector>
        <draw:connector draw:style-name="gr45" draw:text-style-name="P2" draw:layer="layout" draw:type="curve" svg:x1="24.622cm" svg:y1="12.43cm" svg:x2="22.08cm" svg:y2="10.526cm" draw:end-shape="id14" draw:end-glue-point="4" svg:d="M24622 12430c-1339 0-69-1904-2542-1904" svg:viewBox="0 0 2543 1905">
          <text:p/>
        </draw:connector>
        <draw:connector draw:style-name="gr30" draw:text-style-name="P2" draw:layer="layout" draw:type="curve" svg:x1="14.97cm" svg:y1="5.191cm" svg:x2="24.623cm" svg:y2="12.811cm" draw:start-shape="id6" draw:start-glue-point="0" draw:end-shape="id20" draw:end-glue-point="5" svg:d="M14970 5191c0-751 2477-627 3128 1466s-525 6154 6525 6154" svg:viewBox="0 0 9654 8041">
          <text:p/>
        </draw:connector>
        <draw:custom-shape draw:style-name="gr44" draw:text-style-name="P3" xml:id="id18" draw:id="id18" draw:layer="layout" svg:width="1.397cm" svg:height="1.27cm" svg:x="2.905cm" svg:y="11.414cm">
          <draw:glue-point draw:id="4" svg:x="-3.178cm" svg:y="-3cm"/>
          <draw:glue-point draw:id="5" svg:x="-3.178cm" svg:y="0cm"/>
          <draw:glue-point draw:id="6" svg:x="-3.178cm" svg:y="3cm"/>
          <text:p text:style-name="P3">9V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14.97cm" svg:y1="5.191cm" svg:x2="2.905cm" svg:y2="12.049cm" draw:start-shape="id6" draw:start-glue-point="0" draw:end-shape="id18" draw:end-glue-point="3" svg:d="M14970 5191c0-751-6284-626-9488 1276s-3330 5582-2577 5582" svg:viewBox="0 0 12447 7287">
          <text:p/>
        </draw:connector>
        <draw:connector draw:style-name="gr45" draw:text-style-name="P2" draw:layer="layout" draw:type="curve" svg:x1="3.16cm" svg:y1="11.668cm" svg:x2="16.686cm" svg:y2="15.083cm" draw:start-shape="id18" draw:start-glue-point="4" draw:end-shape="id3" draw:end-glue-point="4" svg:d="M3160 11668c0-1132 13526-2840 13526 3415" svg:viewBox="0 0 13527 45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1:26:47.259826414</meta:creation-date>
    <dc:date>2020-02-01T18:10:37.270892757</dc:date>
    <meta:editing-duration>P10DT13H7M2S</meta:editing-duration>
    <meta:editing-cycles>22</meta:editing-cycles>
    <meta:generator>LibreOffice/6.0.7.3$Linux_X86_64 LibreOffice_project/00m0$Build-3</meta:generator>
    <meta:document-statistic meta:object-count="64"/>
  </office:meta>
</office:document-meta>
</file>